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4.54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ROW-1" style:family="table-row">
      <style:table-row-properties style:row-height="14.34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8"/>
        <table:table-column table:style-name="ACOL-0" table:number-columns-repeated="119"/>
        <table:table-row table:style-name="AROW-1">
          <table:table-cell table:style-name="Gnumeric-default" office:value-type="string">
            <text:p>Timeline</text:p>
          </table:table-cell>
          <table:table-cell table:number-columns-repeated="5" table:style-name="Gnumeric-default"/>
          <table:table-cell table:style-name="Gnumeric-default" office:value-type="string">
            <text:p>Date Due</text:p>
          </table:table-cell>
          <table:table-cell table:style-name="Gnumeric-default" office:value-type="string">
            <text:p>Completed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" table:style-name="Gnumeric-default"/>
          <table:table-cell table:style-name="Gnumeric-default" office:value-type="string">
            <text:p>Austin</text:p>
          </table:table-cell>
          <table:table-cell table:style-name="Gnumeric-default" office:value-type="string">
            <text:p>Bryan</text:p>
          </table:table-cell>
          <table:table-cell table:style-name="Gnumeric-default" office:value-type="string">
            <text:p>Dylan</text:p>
          </table:table-cell>
          <table:table-cell table:style-name="Gnumeric-default" office:value-type="string">
            <text:p>Taylor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Atmega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temp</text:p>
          </table:table-cell>
          <table:table-cell table:number-columns-repeated="4" table:style-name="Gnumeric-default"/>
          <table:table-cell table:style-name="Gnumeric-default" office:value-type="string">
            <text:p>X</text:p>
          </table:table-cell>
          <table:table-cell table:style-name="ACE-3" office:value-type="date" office:date-value="2016-02-19">
            <text:p>02/19/1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precip</text:p>
          </table:table-cell>
          <table:table-cell table:number-columns-repeated="3"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ACE-3" office:value-type="date" office:date-value="2016-02-15">
            <text:p>02/15/16</text:p>
          </table:table-cell>
          <table:table-cell table:style-name="ACE-3" office:value-type="date" office:date-value="2016-02-15">
            <text:p>02/15/1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rtc</text:p>
          </table:table-cell>
          <table:table-cell table:number-columns-repeated="4" table:style-name="Gnumeric-default"/>
          <table:table-cell table:style-name="Gnumeric-default" office:value-type="string">
            <text:p>X</text:p>
          </table:table-cell>
          <table:table-cell table:style-name="ACE-3" office:value-type="date" office:date-value="2016-02-19">
            <text:p>02/19/1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sms</text:p>
          </table:table-cell>
          <table:table-cell table:number-columns-repeated="4" table:style-name="Gnumeric-default"/>
          <table:table-cell table:style-name="Gnumeric-default" office:value-type="string">
            <text:p>X</text:p>
          </table:table-cell>
          <table:table-cell table:style-name="ACE-3" office:value-type="date" office:date-value="2016-02-19">
            <text:p>02/19/1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flow</text:p>
          </table:table-cell>
          <table:table-cell table:number-columns-repeated="2" table:style-name="Gnumeric-default"/>
          <table:table-cell table:style-name="Gnumeric-default" office:value-type="string">
            <text:p>X</text:p>
          </table:table-cell>
          <table:table-cell table:number-columns-repeated="2" table:style-name="Gnumeric-default"/>
          <table:table-cell table:style-name="ACE-3" office:value-type="date" office:date-value="2016-02-15">
            <text:p>02/15/16</text:p>
          </table:table-cell>
          <table:table-cell table:style-name="ACE-3" office:value-type="date" office:date-value="2016-02-15">
            <text:p>02/15/1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actuator</text:p>
          </table:table-cell>
          <table:table-cell table:number-columns-repeated="2" table:style-name="Gnumeric-default"/>
          <table:table-cell table:style-name="Gnumeric-default" office:value-type="string">
            <text:p>X</text:p>
          </table:table-cell>
          <table:table-cell table:number-columns-repeated="2" table:style-name="Gnumeric-default"/>
          <table:table-cell table:style-name="ACE-3" office:value-type="date" office:date-value="2016-02-19">
            <text:p>02/19/16</text:p>
          </table:table-cell>
          <table:table-cell table:style-name="ACE-3" office:value-type="date" office:date-value="2016-02-15">
            <text:p>02/15/1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communication to BL600</text:p>
          </table:table-cell>
          <table:table-cell table:number-columns-repeated="2" table:style-name="Gnumeric-default"/>
          <table:table-cell table:style-name="Gnumeric-default" office:value-type="string">
            <text:p>X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string">
            <text:p>algorithm</text:p>
          </table:table-cell>
          <table:table-cell table:number-columns-repeated="2" table:style-name="Gnumeric-default"/>
          <table:table-cell table:style-name="Gnumeric-default" office:value-type="string">
            <text:p>X</text:p>
          </table:table-cell>
          <table:table-cell table:number-columns-repeated="2" table:style-name="Gnumeric-default"/>
          <table:table-cell table:style-name="ACE-3" office:value-type="date" office:date-value="2016-02-19">
            <text:p>02/19/16</text:p>
          </table:table-cell>
          <table:table-cell table:number-columns-repeated="121" table:style-name="Gnumeric-default"/>
        </table:table-row>
        <table:table-row table:style-name="AROW-1">
          <table:table-cell table:style-name="ACE-2" office:value-type="string">
            <text:p>flash from UART</text:p>
          </table:table-cell>
          <table:table-cell table:number-columns-repeated="127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Android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transmit sqrft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ACE-3" office:value-type="date" office:date-value="2016-03-31">
            <text:p>03/31/1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transmit date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ACE-3" office:value-type="date" office:date-value="2016-03-31">
            <text:p>03/31/1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transmit lattitude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ACE-3" office:value-type="date" office:date-value="2016-03-31">
            <text:p>03/31/16</text:p>
          </table:table-cell>
          <table:table-cell table:number-columns-repeated="121" table:style-name="Gnumeric-default"/>
        </table:table-row>
        <table:table-row table:style-name="AROW-1">
          <table:table-cell table:style-name="ACE-2" office:value-type="string">
            <text:p>pull sensor data</text:p>
          </table:table-cell>
          <table:table-cell table:number-columns-repeated="5" table:style-name="Gnumeric-default"/>
          <table:table-cell table:style-name="ACE-3" office:value-type="date" office:date-value="2016-03-31">
            <text:p>03/31/16</text:p>
          </table:table-cell>
          <table:table-cell table:number-columns-repeated="121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ACE-1" office:value-type="string">
            <text:p>BL600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communication to Atmega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communication to Android app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number-columns-repeated="125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style-name="ACE-1" office:value-type="string">
            <text:p>Power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battery system</text:p>
          </table:table-cell>
          <table:table-cell table:number-columns-repeated="4" table:style-name="Gnumeric-default"/>
          <table:table-cell table:style-name="Gnumeric-default" office:value-type="string">
            <text:p>X</text:p>
          </table:table-cell>
          <table:table-cell table:style-name="ACE-3" office:value-type="date" office:date-value="2016-03-01">
            <text:p>03/01/16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main power</text:p>
          </table:table-cell>
          <table:table-cell table:number-columns-repeated="3" table:style-name="Gnumeric-default"/>
          <table:table-cell table:style-name="Gnumeric-default" office:value-type="string">
            <text:p>X</text:p>
          </table:table-cell>
          <table:table-cell table:style-name="Gnumeric-default"/>
          <table:table-cell table:style-name="ACE-3" office:value-type="date" office:date-value="2016-03-01">
            <text:p>03/01/1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Enclosure</text:p>
          </table:table-cell>
          <table:table-cell table:number-columns-repeated="127" table:style-name="Gnumeric-default"/>
        </table:table-row>
        <table:table-row table:style-name="AROW-1">
          <table:table-cell table:style-name="Gnumeric-default" office:value-type="string">
            <text:p>waterproof build</text:p>
          </table:table-cell>
          <table:table-cell table:number-columns-repeated="4" table:style-name="Gnumeric-default"/>
          <table:table-cell table:style-name="Gnumeric-default" office:value-type="string">
            <text:p>X</text:p>
          </table:table-cell>
          <table:table-cell table:style-name="ACE-3" office:value-type="date" office:date-value="2016-03-01">
            <text:p>03/01/1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128"/>
        </table:table-row>
        <table:table-row table:style-name="AROW-2">
          <table:table-cell table:style-name="Gnumeric-default" office:value-type="string">
            <text:p><text:span text:style-name="AC-weight700">Design Documentation</text:span></text:p>
          </table:table-cell>
          <table:table-cell table:number-columns-repeated="127" table:style-name="Gnumeric-default"/>
        </table:table-row>
        <table:table-row table:style-name="AROW-2">
          <table:table-cell table:style-name="Gnumeric-default" office:value-type="string">
            <text:p>schematic</text:p>
          </table:table-cell>
          <table:table-cell table:style-name="Gnumeric-default"/>
          <table:table-cell table:style-name="Gnumeric-default" office:value-type="string">
            <text:p>X</text:p>
          </table:table-cell>
          <table:table-cell table:style-name="Gnumeric-default" office:value-type="string">
            <text:p>X</text:p>
          </table:table-cell>
          <table:table-cell table:style-name="Gnumeric-default" office:value-type="string">
            <text:p>X</text:p>
          </table:table-cell>
          <table:table-cell table:style-name="Gnumeric-default" office:value-type="string">
            <text:p>X</text:p>
          </table:table-cell>
          <table:table-cell table:style-name="ACE-3" office:value-type="date" office:date-value="2016-03-15">
            <text:p>03/15/16</text:p>
          </table:table-cell>
          <table:table-cell table:number-columns-repeated="121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LB</text:p>
          </table:table-cell>
          <table:table-cell table:style-name="Gnumeric-default" table:formula="of:=COUNTIF([.C4:.C39];&quot;X&quot;)" office:value-type="float" office:value="6">
            <text:p>6</text:p>
          </table:table-cell>
          <table:table-cell table:style-name="Gnumeric-default" table:formula="of:=COUNTIF([.D4:.D39];&quot;X&quot;)" office:value-type="float" office:value="5">
            <text:p>5</text:p>
          </table:table-cell>
          <table:table-cell table:style-name="Gnumeric-default" table:formula="of:=COUNTIF([.E4:.E39];&quot;X&quot;)" office:value-type="float" office:value="6">
            <text:p>6</text:p>
          </table:table-cell>
          <table:table-cell table:style-name="Gnumeric-default" table:formula="of:=COUNTIF([.F4:.F39];&quot;X&quot;)" office:value-type="float" office:value="6">
            <text:p>6</text:p>
          </table:table-cell>
          <table:table-cell table:number-columns-repeated="122" table:style-name="Gnumeric-default"/>
        </table:table-row>
        <table:table-row table:style-name="AROW-1" table:number-rows-repeated="22">
          <table:table-cell table:number-columns-repeated="128"/>
        </table:table-row>
        <table:table-row table:style-name="AROW-1">
          <table:table-cell table:number-columns-repeated="6" table:style-name="Gnumeric-default"/>
          <table:table-cell table:style-name="Gnumeric-default" office:value-type="string">
            <text:p>/</text:p>
          </table:table-cell>
          <table:table-cell table:number-columns-repeated="121" table:style-name="Gnumeric-default"/>
        </table:table-row>
        <table:table-row table:style-name="AROW-0" table:number-rows-repeated="65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36">
          <gnm:selection gnm:start-col="7" gnm:start-row="36" gnm:end-col="7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date-style style:name="ND-0" number:format-source="fixed">
      <number:month number:possessive-form="false" number:textual="false" number:style="long"/>
      <number:text>/</number:text>
      <number:day number:style="long"/>
      <number:text>/</number:text>
      <number:year number:style="short" number:calendar="gregorian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2-15T20:46:28Z</dc:date>
    <meta:creation-date>2016-02-10T08:42:59Z</meta:creation-date>
    <meta:editing-cycles>2</meta:editing-cycles>
    <meta:editing-duration>PT10M</meta:editing-duration>
    <meta:generator>gnumeric/1.12.18</meta:generator>
  </office:meta>
</office:document-meta>
</file>